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style:font-size-asian="10pt" style:font-size-complex="10pt"/>
    </style:style>
    <style:style style:name="P11" style:family="paragraph" style:parent-style-name="Без_20_интервала">
      <style:text-properties fo:font-size="10pt" style:font-size-asian="10pt" style:font-size-complex="10pt"/>
    </style:style>
    <style:style style:name="P12" style:family="paragraph" style:parent-style-name="Text_20_body">
      <style:paragraph-properties fo:line-height="10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Без_20_интервала">
      <style:text-properties style:font-name="Times New Roman" fo:font-size="10pt" style:font-size-asian="10pt" style:font-size-complex="10pt"/>
    </style:style>
    <style:style style:name="P14" style:family="paragraph" style:parent-style-name="Без_20_интервала">
      <style:text-properties fo:font-size="10pt" style:font-size-asian="10pt" style:font-size-complex="10pt"/>
    </style:style>
    <style:style style:name="P15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6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17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P18" style:family="paragraph" style:parent-style-name="ConsPlusNonformat">
      <style:paragraph-properties fo:orphans="2" fo:widows="2"/>
      <style:text-properties style:font-name="Times New Roman" fo:font-size="10pt" style:font-size-asian="10pt" style:font-size-complex="10pt"/>
    </style:style>
    <style:style style:name="P19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0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style:font-size-asian="10pt" style:font-size-complex="10pt"/>
    </style:style>
    <style:style style:name="P21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ConsPlusNonformat">
      <style:paragraph-properties fo:margin-left="0.97cm" fo:margin-right="0cm" fo:orphans="2" fo:widows="2" fo:text-indent="0cm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ConsPlusNonformat">
      <style:paragraph-properties fo:margin-left="1.005cm" fo:margin-right="0cm" fo:orphans="2" fo:widows="2" fo:text-indent="0cm" style:auto-text-indent="false"/>
      <style:text-properties fo:font-size="10pt" style:font-size-asian="10pt" style:font-size-complex="10pt"/>
    </style:style>
    <style:style style:name="P24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style="normal" style:text-underline-style="none"/>
    </style:style>
    <style:style style:name="P29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fo:font-size="11pt" style:font-size-asian="11pt" style:font-name-complex="Times New Roman" style:font-size-complex="11pt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11" style:family="text">
      <style:text-properties style:font-name="Times New Roman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1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3" style:family="text">
      <style:text-properties style:font-name="Times New Roman" fo:font-weight="bold" style:font-weight-asian="bold" style:font-name-complex="Times New Roman"/>
    </style:style>
    <style:style style:name="T14" style:family="text">
      <style:text-properties style:font-name="Times New Roman" fo:font-weight="normal" style:font-weight-asian="normal" style:font-name-complex="Times New Roman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Times New Roman"/>
    </style:style>
    <style:style style:name="T17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18" style:family="text">
      <style:text-properties style:text-underline-style="none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2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зкое"/>
            <form:item form:label="высокое"/>
            <form:item form:label="загрудинное"/>
          </form:combobox>
          <form:combobox form:name="Поле со списком 4" form:control-implementation="ooo:com.sun.star.form.component.ComboBox" form:id="control23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еткие"/>
            <form:item form:label="не четкие"/>
          </form:combobox>
          <form:combobox form:name="Поле со списком 4" form:control-implementation="ooo:com.sun.star.form.component.ComboBox" form:id="control24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бугристые"/>
            <form:item form:label="волнистые"/>
          </form:combobox>
          <form:combobox form:name="Поле со списком 4" form:control-implementation="ooo:com.sun.star.form.component.ComboBox" form:id="control25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  <form:item form:label="умеренно повышена"/>
            <form:item form:label="умеренно понижена"/>
          </form:combobox>
          <form:combobox form:name="Поле со списком 4" form:control-implementation="ooo:com.sun.star.form.component.ComboBox" form:id="control26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  <form:item form:label="дифузно неоднородная"/>
          </form:combobox>
          <form:combobox form:name="Поле со списком 4" form:control-implementation="ooo:com.sun.star.form.component.ComboBox" form:id="control27" form:dropdown="true" form:size="20" form:current-value="за счет участков пониженной" form:value="за счет участков пониженн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участков пониженной"/>
            <form:item form:label="за счет участков умеренно пониженной"/>
            <form:item form:label="за счет участков повышенной"/>
            <form:item form:label="за счет участков умеренно повышенной"/>
            <form:item form:label="за счет эхогенных линейных включений"/>
            <form:item form:label="за счет эхогенных тяжистых включений"/>
            <form:item form:label="за счет эхогенных лин. и тяж. включений"/>
            <form:item form:label="за счет чередования участков повыш. и пониж. эхог."/>
          </form:combobox>
          <form:combobox form:name="Поле со списком 4" form:control-implementation="ooo:com.sun.star.form.component.ComboBox" form:id="control2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хогенности с обеих сторон"/>
          </form:combobox>
          <form:combobox form:name="Поле со списком 4" form:control-implementation="ooo:com.sun.star.form.component.ComboBox" form:id="control29" form:dropdown="true" form:size="20" form:current-value="не изменен" form:value="не 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изменен"/>
            <form:item form:label="усилен"/>
            <form:item form:label="снижен"/>
            <form:item form:label="резко усилен"/>
            <form:item form:label="пылающий"/>
          </form:combobox>
          <form:combobox form:name="Поле со списком 4" form:control-implementation="ooo:com.sun.star.form.component.ComboBox" form:id="control3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combobox form:name="Поле со списком 4" form:control-implementation="ooo:com.sun.star.form.component.ComboBox" form:id="control3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3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3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3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3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3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4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4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4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4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4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4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4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5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5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5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5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5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5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5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5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6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6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6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6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6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6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7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7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7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7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7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7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7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7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7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8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8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8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8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8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8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8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8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8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9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9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9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9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9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9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9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9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9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10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4" svg:width="1.706cm" svg:height="0.5cm" svg:x="2.039cm" svg:y="4.794cm" draw:control="control1"/>
      <draw:control text:anchor-type="page" text:anchor-page-number="1" draw:z-index="2" draw:style-name="gr1" draw:text-style-name="P24" svg:width="4.493cm" svg:height="0.5cm" svg:x="2.039cm" svg:y="5.793cm" draw:control="control2"/>
      <draw:control text:anchor-type="page" text:anchor-page-number="1" draw:z-index="3" draw:style-name="gr1" draw:text-style-name="P24" svg:width="1.502cm" svg:height="0.5cm" svg:x="11.61cm" svg:y="5.733cm" draw:control="control3"/>
      <draw:control text:anchor-type="page" text:anchor-page-number="1" draw:z-index="4" draw:style-name="gr2" draw:text-style-name="P24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5" text:outline-level="1"/>
      <text:h text:style-name="P15" text:outline-level="1">ПРОТОКОЛ</text:h>
      <text:p text:style-name="P5">УЛЬТРАЗВУКОВОГО ИССЛЕДОВАНИЯ <text:span text:style-name="T2">ЩЕТОВИДНОЙ ЖЕЛЕЗЫ С ДОПЛЕРОВСКИМ АНАЛИЗОМ</text:span></text:p>
      <text:p text:style-name="P5"/>
      <text:p text:style-name="P5"><draw:control text:anchor-type="paragraph" draw:z-index="5" draw:style-name="gr3" draw:text-style-name="P25" svg:width="11.875cm" svg:height="0.421cm" svg:x="1.568cm" svg:y="0.203cm" draw:control="control5"/></text:p>
      <text:p text:style-name="P2"><draw:control text:anchor-type="paragraph" draw:z-index="6" draw:style-name="gr3" draw:text-style-name="P25" svg:width="2.664cm" svg:height="0.421cm" svg:x="3.103cm" svg:y="0.295cm" draw:control="control6"/></text:p>
      <text:p text:style-name="P2"><draw:control text:anchor-type="paragraph" draw:z-index="7" draw:style-name="gr3" draw:text-style-name="P25" svg:width="5.529cm" svg:height="0.421cm" svg:x="3.925cm" svg:y="0.307cm" draw:control="control7"/><draw:control text:anchor-type="paragraph" draw:z-index="8" draw:style-name="gr3" draw:text-style-name="P25" svg:width="2.421cm" svg:height="0.421cm" svg:x="11.005cm" svg:y="0.247cm" draw:control="control8"/></text:p>
      <text:p text:style-name="Standard"/>
      <text:p text:style-name="P11"><text:span text:style-name="T3">Перешеек: </text:span><text:bookmark-start text:name="Перешеек"/><text:span text:style-name="T3"><draw:control text:anchor-type="as-char" svg:y="-0.259cm" draw:z-index="13" draw:style-name="gr6" draw:text-style-name="P28" svg:width="0.888cm" svg:height="0.35cm" draw:control="control13"/></text:span><text:bookmark-end text:name="Перешеек"/><text:span text:style-name="T3"> (мм). </text:span></text:p>
      <text:p text:style-name="P11"><text:span text:style-name="T3">Правая доля: </text:span><text:span text:style-name="T3"><draw:control text:anchor-type="as-char" svg:y="-0.259cm" draw:z-index="14" draw:style-name="gr6" draw:text-style-name="P28" svg:width="0.888cm" svg:height="0.35cm" draw:control="control14"/></text:span><text:span text:style-name="T3"> (мм.) </text:span><text:span text:style-name="T8">V</text:span><text:span text:style-name="T3"> <text:s/></text:span><text:bookmark-start text:name="ПраваяДоляОбъем"/><text:span text:style-name="T3"><draw:control text:anchor-type="as-char" svg:y="-0.259cm" draw:z-index="15" draw:style-name="gr6" draw:text-style-name="P28" svg:width="0.888cm" svg:height="0.35cm" draw:control="control15"/></text:span><text:bookmark-end text:name="ПраваяДоляОбъем"/><text:span text:style-name="T3"> (см3.). </text:span></text:p>
      <text:p text:style-name="P11"><text:span text:style-name="T3">Левая доля: </text:span><text:span text:style-name="T3"><draw:control text:anchor-type="as-char" svg:y="-0.259cm" draw:z-index="17" draw:style-name="gr6" draw:text-style-name="P28" svg:width="0.888cm" svg:height="0.35cm" draw:control="control17"/></text:span><text:span text:style-name="T3"> (мм.) </text:span><text:span text:style-name="T8">V</text:span><text:span text:style-name="T3"> </text:span><text:bookmark-start text:name="ЛеваяДоляОбъем"/><text:span text:style-name="T3"><draw:control text:anchor-type="as-char" svg:y="-0.259cm" draw:z-index="16" draw:style-name="gr6" draw:text-style-name="P28" svg:width="0.888cm" svg:height="0.35cm" draw:control="control16"/></text:span><text:bookmark-end text:name="ЛеваяДоляОбъем"/><text:span text:style-name="T3"> (см3.). </text:span></text:p>
      <text:p text:style-name="P11"><text:span text:style-name="T8">V</text:span><text:span text:style-name="T3"> щитовидной железы </text:span><text:bookmark-start text:name="ОбъемЩитовидЖелез"/><text:span text:style-name="T3"><draw:control text:anchor-type="as-char" svg:y="-0.259cm" draw:z-index="18" draw:style-name="gr6" draw:text-style-name="P28" svg:width="0.888cm" svg:height="0.35cm" draw:control="control18"/></text:span><text:bookmark-end text:name="ОбъемЩитовидЖелез"/><text:span text:style-name="T3"> (см3.). </text:span></text:p>
      <text:p text:style-name="P11"><text:span text:style-name="T3">Расположение: </text:span><text:span text:style-name="T3"><draw:control text:anchor-type="as-char" svg:y="-0.272cm" draw:z-index="22" draw:style-name="gr6" draw:text-style-name="P29" svg:width="2.398cm" svg:height="0.35cm" draw:control="control22"/></text:span><text:bookmark-start text:name="Расположение"/><text:span text:style-name="T3"> </text:span><text:bookmark-end text:name="Расположение"/><text:bookmark-start text:name="РасположениеТекст"/><text:span text:style-name="T3"><draw:control text:anchor-type="as-char" svg:y="-0.259cm" draw:z-index="19" draw:style-name="gr6" draw:text-style-name="P28" svg:width="0.888cm" svg:height="0.35cm" draw:control="control19"/></text:span><text:bookmark-end text:name="РасположениеТекст"/></text:p>
      <text:p text:style-name="P11"><text:span text:style-name="T4">Контуры</text:span><text:span text:style-name="T3">: </text:span><text:bookmark-start text:name="Контуры1"/><text:span text:style-name="T3"><draw:control text:anchor-type="as-char" svg:y="-0.272cm" draw:z-index="23" draw:style-name="gr6" draw:text-style-name="P29" svg:width="1.761cm" svg:height="0.35cm" draw:control="control23"/></text:span><text:bookmark-end text:name="Контуры1"/><text:span text:style-name="T3"> </text:span><text:span text:style-name="T3"><draw:control text:anchor-type="as-char" svg:y="-0.272cm" draw:z-index="24" draw:style-name="gr6" draw:text-style-name="P29" svg:width="1.761cm" svg:height="0.35cm" draw:control="control24"/></text:span><text:span text:style-name="T3"> </text:span><text:bookmark-start text:name="Контуры2"/><text:span text:style-name="T3"><text:s/></text:span><text:bookmark-end text:name="Контуры2"/></text:p>
      <text:p text:style-name="P11"><text:span text:style-name="T4">Эхогенность</text:span><text:span text:style-name="T3">: <text:s/></text:span><text:span text:style-name="T3"><draw:control text:anchor-type="as-char" svg:y="-0.272cm" draw:z-index="25" draw:style-name="gr6" draw:text-style-name="P29" svg:width="2.878cm" svg:height="0.35cm" draw:control="control25"/></text:span><text:bookmark-start text:name="Эхогенность"/><text:bookmark-end text:name="Эхогенность"/></text:p>
      <text:p text:style-name="P11"><text:span text:style-name="T4">Структура: </text:span><text:span text:style-name="T4"><draw:control text:anchor-type="as-char" svg:y="-0.272cm" draw:z-index="26" draw:style-name="gr6" draw:text-style-name="P29" svg:width="3.596cm" svg:height="0.35cm" draw:control="control26"/></text:span><text:span text:style-name="T3"> </text:span><text:span text:style-name="T3"><draw:control text:anchor-type="as-char" svg:y="-0.272cm" draw:z-index="27" draw:style-name="gr6" draw:text-style-name="P29" svg:width="5.97cm" svg:height="0.35cm" draw:control="control27"/></text:span><text:bookmark-start text:name="Структура"/><text:span text:style-name="T3"> </text:span><text:bookmark-end text:name="Структура"/><text:span text:style-name="T3"><draw:control text:anchor-type="as-char" svg:y="-0.272cm" draw:z-index="28" draw:style-name="gr6" draw:text-style-name="P29" svg:width="3.412cm" svg:height="0.35cm" draw:control="control28"/></text:span><text:bookmark-start text:name="ПолеСоСписком1"/><text:span text:style-name="T3"> </text:span><text:bookmark-end text:name="ПолеСоСписком1"/><text:bookmark-start text:name="ТекстовоеПоле1"/><text:span text:style-name="T3"><draw:control text:anchor-type="as-char" svg:y="-0.259cm" draw:z-index="20" draw:style-name="gr6" draw:text-style-name="P28" svg:width="0.888cm" svg:height="0.35cm" draw:control="control20"/></text:span><text:bookmark-end text:name="ТекстовоеПоле1"/></text:p>
      <text:p text:style-name="P11"><text:span text:style-name="T4"/></text:p>
      <text:p text:style-name="P11"><text:span text:style-name="T4">Регионарные лимфатические узлы: </text:span><text:span text:style-name="T4"><draw:control text:anchor-type="as-char" svg:y="-0.272cm" draw:z-index="30" draw:style-name="gr6" draw:text-style-name="P29" svg:width="1.837cm" svg:height="0.35cm" draw:control="control30"/></text:span><text:bookmark-start text:name="РегионЛимфУзл1"/><text:bookmark-end text:name="РегионЛимфУзл1"/></text:p>
      <text:p text:style-name="P19"><text:span text:style-name="T6">Подчелюстные лимфатические узлы:</text:span><text:span text:style-name="T5"> </text:span></text:p>
      <text:p text:style-name="P20"><text:span text:style-name="T7">справа: </text:span><text:span text:style-name="T7"><draw:control text:anchor-type="as-char" svg:y="-0.272cm" draw:z-index="31" draw:style-name="gr6" draw:text-style-name="P29" svg:width="1.796cm" svg:height="0.35cm" draw:control="control31"/></text:span><text:bookmark-start text:name="ПодчелЛимфУзл"/><text:bookmark-end text:name="ПодчелЛимфУзл"/><text:span text:style-name="T7"> </text:span><text:span text:style-name="T7"><draw:control text:anchor-type="as-char" svg:y="-0.259cm" draw:z-index="32" draw:style-name="gr6" draw:text-style-name="P28" svg:width="0.888cm" svg:height="0.35cm" draw:control="control32"/></text:span><text:span text:style-name="T7"> </text:span><text:span text:style-name="T7"><draw:control text:anchor-type="as-char" svg:y="-0.272cm" draw:z-index="33" draw:style-name="gr6" draw:text-style-name="P29" svg:width="1.761cm" svg:height="0.35cm" draw:control="control33"/></text:span><text:span text:style-name="T7"> </text:span><text:span text:style-name="T7"><draw:control text:anchor-type="as-char" svg:y="-0.272cm" draw:z-index="34" draw:style-name="gr6" draw:text-style-name="P29" svg:width="1.761cm" svg:height="0.35cm" draw:control="control34"/></text:span><text:bookmark-start text:name="ПолеСоСписком3"/><text:bookmark-end text:name="ПолеСоСписком3"/><text:span text:style-name="T7"> </text:span><text:span text:style-name="T7"><draw:control text:anchor-type="as-char" svg:y="-0.272cm" draw:z-index="35" draw:style-name="gr6" draw:text-style-name="P29" svg:width="1.761cm" svg:height="0.35cm" draw:control="control35"/></text:span><text:bookmark-start text:name="ПодчелЛимУзлСпСтрук"/><text:bookmark-end text:name="ПодчелЛимУзлСпСтрук"/><text:span text:style-name="T7"> </text:span><text:span text:style-name="T7"><draw:control text:anchor-type="as-char" svg:y="-0.272cm" draw:z-index="36" draw:style-name="gr6" draw:text-style-name="P29" svg:width="1.761cm" svg:height="0.35cm" draw:control="control36"/></text:span><text:bookmark-start text:name="ПолеСоСписком2"/><text:span text:style-name="T7"> </text:span><text:bookmark-end text:name="ПолеСоСписком2"/><text:span text:style-name="T7"><text:s/></text:span><text:span text:style-name="T7"><draw:control text:anchor-type="as-char" svg:y="-0.272cm" draw:z-index="37" draw:style-name="gr6" draw:text-style-name="P29" svg:width="1.761cm" svg:height="0.35cm" draw:control="control37"/></text:span></text:p>
      <text:p text:style-name="P20"><text:bookmark-start text:name="ПодчелЛимфУзСпКров"/><text:bookmark-end text:name="ПодчелЛимфУзСпКров"/><text:span text:style-name="T7">слева: </text:span><text:span text:style-name="T7"><draw:control text:anchor-type="as-char" svg:y="-0.272cm" draw:z-index="38" draw:style-name="gr6" draw:text-style-name="P29" svg:width="1.796cm" svg:height="0.35cm" draw:control="control38"/></text:span><text:bookmark-start text:name="ПодчелЛимфУзл1"/><text:bookmark-end text:name="ПодчелЛимфУзл1"/><text:span text:style-name="T7"> </text:span><text:span text:style-name="T7"><draw:control text:anchor-type="as-char" svg:y="-0.259cm" draw:z-index="39" draw:style-name="gr6" draw:text-style-name="P28" svg:width="0.888cm" svg:height="0.35cm" draw:control="control39"/></text:span><text:span text:style-name="T7"> </text:span><text:span text:style-name="T7"><draw:control text:anchor-type="as-char" svg:y="-0.272cm" draw:z-index="40" draw:style-name="gr6" draw:text-style-name="P29" svg:width="1.761cm" svg:height="0.35cm" draw:control="control40"/></text:span><text:span text:style-name="T7"> </text:span><text:span text:style-name="T7"><draw:control text:anchor-type="as-char" svg:y="-0.272cm" draw:z-index="41" draw:style-name="gr6" draw:text-style-name="P29" svg:width="1.761cm" svg:height="0.35cm" draw:control="control41"/></text:span><text:bookmark-start text:name="ПолеСоСписком31"/><text:bookmark-end text:name="ПолеСоСписком31"/><text:span text:style-name="T7"> </text:span><text:span text:style-name="T7"><draw:control text:anchor-type="as-char" svg:y="-0.272cm" draw:z-index="42" draw:style-name="gr6" draw:text-style-name="P29" svg:width="1.761cm" svg:height="0.35cm" draw:control="control42"/></text:span><text:bookmark-start text:name="ПодчелЛимУзлСпСтрук1"/><text:bookmark-end text:name="ПодчелЛимУзлСпСтрук1"/><text:span text:style-name="T7"> </text:span><text:span text:style-name="T7"><draw:control text:anchor-type="as-char" svg:y="-0.272cm" draw:z-index="43" draw:style-name="gr6" draw:text-style-name="P29" svg:width="1.761cm" svg:height="0.35cm" draw:control="control43"/></text:span><text:bookmark-start text:name="ПолеСоСписком21"/><text:span text:style-name="T7"> </text:span><text:bookmark-end text:name="ПолеСоСписком21"/><text:span text:style-name="T7"><text:s/></text:span><text:span text:style-name="T7"><draw:control text:anchor-type="as-char" svg:y="-0.272cm" draw:z-index="44" draw:style-name="gr6" draw:text-style-name="P29" svg:width="1.761cm" svg:height="0.35cm" draw:control="control44"/></text:span><text:span text:style-name="T7"> <text:s/></text:span></text:p>
      <text:p text:style-name="P19"><text:span text:style-name="T6">Переднешейные лимфатические узлы:</text:span><text:span text:style-name="T5"> </text:span></text:p>
      <text:p text:style-name="P20"><text:span text:style-name="T7">справа: </text:span><text:span text:style-name="T7"><draw:control text:anchor-type="as-char" svg:y="-0.272cm" draw:z-index="52" draw:style-name="gr6" draw:text-style-name="P29" svg:width="1.796cm" svg:height="0.35cm" draw:control="control52"/></text:span><text:bookmark-start text:name="ПодчелЛимфУзл2"/><text:bookmark-end text:name="ПодчелЛимфУзл2"/><text:span text:style-name="T7"> </text:span><text:span text:style-name="T7"><draw:control text:anchor-type="as-char" svg:y="-0.259cm" draw:z-index="53" draw:style-name="gr6" draw:text-style-name="P28" svg:width="0.888cm" svg:height="0.35cm" draw:control="control53"/></text:span><text:span text:style-name="T7"> </text:span><text:span text:style-name="T7"><draw:control text:anchor-type="as-char" svg:y="-0.272cm" draw:z-index="54" draw:style-name="gr6" draw:text-style-name="P29" svg:width="1.761cm" svg:height="0.35cm" draw:control="control54"/></text:span><text:span text:style-name="T7"> </text:span><text:span text:style-name="T7"><draw:control text:anchor-type="as-char" svg:y="-0.272cm" draw:z-index="55" draw:style-name="gr6" draw:text-style-name="P29" svg:width="1.761cm" svg:height="0.35cm" draw:control="control55"/></text:span><text:bookmark-start text:name="ПолеСоСписком32"/><text:bookmark-end text:name="ПолеСоСписком32"/><text:span text:style-name="T7"> </text:span><text:span text:style-name="T7"><draw:control text:anchor-type="as-char" svg:y="-0.272cm" draw:z-index="56" draw:style-name="gr6" draw:text-style-name="P29" svg:width="1.761cm" svg:height="0.35cm" draw:control="control56"/></text:span><text:bookmark-start text:name="ПодчелЛимУзлСпСтрук2"/><text:bookmark-end text:name="ПодчелЛимУзлСпСтрук2"/><text:span text:style-name="T7"> </text:span><text:span text:style-name="T7"><draw:control text:anchor-type="as-char" svg:y="-0.272cm" draw:z-index="57" draw:style-name="gr6" draw:text-style-name="P29" svg:width="1.761cm" svg:height="0.35cm" draw:control="control57"/></text:span><text:bookmark-start text:name="ПолеСоСписком22"/><text:span text:style-name="T7"> </text:span><text:bookmark-end text:name="ПолеСоСписком22"/><text:span text:style-name="T7"><text:s/></text:span><text:span text:style-name="T7"><draw:control text:anchor-type="as-char" svg:y="-0.272cm" draw:z-index="58" draw:style-name="gr6" draw:text-style-name="P29" svg:width="1.761cm" svg:height="0.35cm" draw:control="control58"/></text:span></text:p>
      <text:p text:style-name="P23"><text:bookmark-start text:name="ПодчелЛимфУзСпКров1"/><text:bookmark-end text:name="ПодчелЛимфУзСпКров1"/><text:span text:style-name="T7">слева: </text:span><text:span text:style-name="T7"><draw:control text:anchor-type="as-char" svg:y="-0.272cm" draw:z-index="45" draw:style-name="gr6" draw:text-style-name="P29" svg:width="1.796cm" svg:height="0.35cm" draw:control="control45"/></text:span><text:span text:style-name="T7"> </text:span><text:span text:style-name="T7"><draw:control text:anchor-type="as-char" svg:y="-0.259cm" draw:z-index="46" draw:style-name="gr6" draw:text-style-name="P28" svg:width="0.888cm" svg:height="0.35cm" draw:control="control46"/></text:span><text:span text:style-name="T7"> </text:span><text:span text:style-name="T7"><draw:control text:anchor-type="as-char" svg:y="-0.272cm" draw:z-index="47" draw:style-name="gr6" draw:text-style-name="P29" svg:width="1.761cm" svg:height="0.35cm" draw:control="control47"/></text:span><text:span text:style-name="T7"> </text:span><text:span text:style-name="T7"><draw:control text:anchor-type="as-char" svg:y="-0.272cm" draw:z-index="48" draw:style-name="gr6" draw:text-style-name="P29" svg:width="1.761cm" svg:height="0.35cm" draw:control="control48"/></text:span><text:span text:style-name="T7"> </text:span><text:span text:style-name="T7"><draw:control text:anchor-type="as-char" svg:y="-0.272cm" draw:z-index="49" draw:style-name="gr6" draw:text-style-name="P29" svg:width="1.761cm" svg:height="0.35cm" draw:control="control49"/></text:span><text:span text:style-name="T7"> </text:span><text:span text:style-name="T7"><draw:control text:anchor-type="as-char" svg:y="-0.272cm" draw:z-index="50" draw:style-name="gr6" draw:text-style-name="P29" svg:width="1.761cm" svg:height="0.35cm" draw:control="control50"/></text:span><text:span text:style-name="T7"> <text:s/></text:span><text:span text:style-name="T7"><draw:control text:anchor-type="as-char" svg:y="-0.272cm" draw:z-index="51" draw:style-name="gr6" draw:text-style-name="P29" svg:width="1.761cm" svg:height="0.35cm" draw:control="control51"/></text:span><text:span text:style-name="T7"> </text:span></text:p>
      <text:p text:style-name="P17">Надключичные лимфатические узлы: </text:p>
      <text:p text:style-name="P21"><text:span text:style-name="T7">справа: </text:span><text:span text:style-name="T7"><draw:control text:anchor-type="as-char" svg:y="-0.272cm" draw:z-index="59" draw:style-name="gr6" draw:text-style-name="P29" svg:width="1.796cm" svg:height="0.35cm" draw:control="control59"/></text:span><text:bookmark-start text:name="ПодчелЛимфУзл3"/><text:bookmark-end text:name="ПодчелЛимфУзл3"/><text:span text:style-name="T7"> </text:span><text:span text:style-name="T7"><draw:control text:anchor-type="as-char" svg:y="-0.259cm" draw:z-index="60" draw:style-name="gr6" draw:text-style-name="P28" svg:width="0.888cm" svg:height="0.35cm" draw:control="control60"/></text:span><text:span text:style-name="T7"> </text:span><text:span text:style-name="T7"><draw:control text:anchor-type="as-char" svg:y="-0.272cm" draw:z-index="61" draw:style-name="gr6" draw:text-style-name="P29" svg:width="1.761cm" svg:height="0.35cm" draw:control="control61"/></text:span><text:span text:style-name="T7"> </text:span><text:span text:style-name="T7"><draw:control text:anchor-type="as-char" svg:y="-0.272cm" draw:z-index="62" draw:style-name="gr6" draw:text-style-name="P29" svg:width="1.761cm" svg:height="0.35cm" draw:control="control62"/></text:span><text:bookmark-start text:name="ПолеСоСписком33"/><text:bookmark-end text:name="ПолеСоСписком33"/><text:span text:style-name="T7"> </text:span><text:span text:style-name="T7"><draw:control text:anchor-type="as-char" svg:y="-0.272cm" draw:z-index="63" draw:style-name="gr6" draw:text-style-name="P29" svg:width="1.761cm" svg:height="0.35cm" draw:control="control63"/></text:span><text:bookmark-start text:name="ПодчелЛимУзлСпСтрук3"/><text:bookmark-end text:name="ПодчелЛимУзлСпСтрук3"/><text:span text:style-name="T7"> </text:span><text:span text:style-name="T7"><draw:control text:anchor-type="as-char" svg:y="-0.272cm" draw:z-index="64" draw:style-name="gr6" draw:text-style-name="P29" svg:width="1.761cm" svg:height="0.35cm" draw:control="control64"/></text:span><text:bookmark-start text:name="ПолеСоСписком23"/><text:span text:style-name="T7"> </text:span><text:bookmark-end text:name="ПолеСоСписком23"/><text:span text:style-name="T7"><text:s/></text:span><text:span text:style-name="T7"><draw:control text:anchor-type="as-char" svg:y="-0.272cm" draw:z-index="65" draw:style-name="gr6" draw:text-style-name="P29" svg:width="1.761cm" svg:height="0.35cm" draw:control="control65"/></text:span></text:p>
      <text:p text:style-name="P20"><text:bookmark-start text:name="ПодчелЛимфУзСпКров2"/><text:bookmark-end text:name="ПодчелЛимфУзСпКров2"/><text:span text:style-name="T14">слева: </text:span><text:span text:style-name="T13"><draw:control text:anchor-type="as-char" svg:y="-0.272cm" draw:z-index="66" draw:style-name="gr6" draw:text-style-name="P29" svg:width="1.796cm" svg:height="0.35cm" draw:control="control66"/></text:span><text:span text:style-name="T13"> </text:span><text:span text:style-name="T13"><draw:control text:anchor-type="as-char" svg:y="-0.259cm" draw:z-index="67" draw:style-name="gr6" draw:text-style-name="P28" svg:width="0.888cm" svg:height="0.35cm" draw:control="control67"/></text:span><text:span text:style-name="T13"> </text:span><text:span text:style-name="T13"><draw:control text:anchor-type="as-char" svg:y="-0.272cm" draw:z-index="68" draw:style-name="gr6" draw:text-style-name="P29" svg:width="1.761cm" svg:height="0.35cm" draw:control="control68"/></text:span><text:span text:style-name="T13"> </text:span><text:span text:style-name="T13"><draw:control text:anchor-type="as-char" svg:y="-0.272cm" draw:z-index="69" draw:style-name="gr6" draw:text-style-name="P29" svg:width="1.761cm" svg:height="0.35cm" draw:control="control69"/></text:span><text:span text:style-name="T13"> </text:span><text:span text:style-name="T13"><draw:control text:anchor-type="as-char" svg:y="-0.272cm" draw:z-index="70" draw:style-name="gr6" draw:text-style-name="P29" svg:width="1.761cm" svg:height="0.35cm" draw:control="control70"/></text:span><text:span text:style-name="T13"> </text:span><text:span text:style-name="T13"><draw:control text:anchor-type="as-char" svg:y="-0.272cm" draw:z-index="71" draw:style-name="gr6" draw:text-style-name="P29" svg:width="1.761cm" svg:height="0.35cm" draw:control="control71"/></text:span><text:span text:style-name="T13"> <text:s/></text:span><text:span text:style-name="T13"><draw:control text:anchor-type="as-char" svg:y="-0.272cm" draw:z-index="72" draw:style-name="gr6" draw:text-style-name="P29" svg:width="1.761cm" svg:height="0.35cm" draw:control="control72"/></text:span></text:p>
      <text:p text:style-name="P19"><text:span text:style-name="T7"><text:s/></text:span><text:span text:style-name="T6">Подключичные лимфатические узлы</text:span><text:span text:style-name="T5">: </text:span></text:p>
      <text:p text:style-name="P20"><text:span text:style-name="T7">справа: </text:span><text:span text:style-name="T7"><draw:control text:anchor-type="as-char" svg:y="-0.272cm" draw:z-index="80" draw:style-name="gr6" draw:text-style-name="P29" svg:width="1.796cm" svg:height="0.35cm" draw:control="control80"/></text:span><text:bookmark-start text:name="ПодчелЛимфУзл4"/><text:bookmark-end text:name="ПодчелЛимфУзл4"/><text:span text:style-name="T7"> </text:span><text:span text:style-name="T7"><draw:control text:anchor-type="as-char" svg:y="-0.259cm" draw:z-index="81" draw:style-name="gr6" draw:text-style-name="P28" svg:width="0.888cm" svg:height="0.35cm" draw:control="control81"/></text:span><text:span text:style-name="T7"> </text:span><text:span text:style-name="T7"><draw:control text:anchor-type="as-char" svg:y="-0.272cm" draw:z-index="82" draw:style-name="gr6" draw:text-style-name="P29" svg:width="1.761cm" svg:height="0.35cm" draw:control="control82"/></text:span><text:span text:style-name="T7"> </text:span><text:span text:style-name="T7"><draw:control text:anchor-type="as-char" svg:y="-0.272cm" draw:z-index="83" draw:style-name="gr6" draw:text-style-name="P29" svg:width="1.761cm" svg:height="0.35cm" draw:control="control83"/></text:span><text:bookmark-start text:name="ПолеСоСписком34"/><text:bookmark-end text:name="ПолеСоСписком34"/><text:span text:style-name="T7"> </text:span><text:span text:style-name="T7"><draw:control text:anchor-type="as-char" svg:y="-0.272cm" draw:z-index="84" draw:style-name="gr6" draw:text-style-name="P29" svg:width="1.761cm" svg:height="0.35cm" draw:control="control84"/></text:span><text:bookmark-start text:name="ПодчелЛимУзлСпСтрук4"/><text:bookmark-end text:name="ПодчелЛимУзлСпСтрук4"/><text:span text:style-name="T7"> </text:span><text:span text:style-name="T7"><draw:control text:anchor-type="as-char" svg:y="-0.272cm" draw:z-index="85" draw:style-name="gr6" draw:text-style-name="P29" svg:width="1.761cm" svg:height="0.35cm" draw:control="control85"/></text:span><text:bookmark-start text:name="ПолеСоСписком24"/><text:span text:style-name="T7"> </text:span><text:bookmark-end text:name="ПолеСоСписком24"/><text:span text:style-name="T7"><text:s/></text:span><text:span text:style-name="T7"><draw:control text:anchor-type="as-char" svg:y="-0.272cm" draw:z-index="86" draw:style-name="gr6" draw:text-style-name="P29" svg:width="1.761cm" svg:height="0.35cm" draw:control="control86"/></text:span></text:p>
      <text:p text:style-name="P23"><text:bookmark-start text:name="ПодчелЛимфУзСпКров3"/><text:bookmark-end text:name="ПодчелЛимфУзСпКров3"/><text:span text:style-name="T7">слева: </text:span><text:span text:style-name="T7"><draw:control text:anchor-type="as-char" svg:y="-0.272cm" draw:z-index="73" draw:style-name="gr6" draw:text-style-name="P29" svg:width="1.796cm" svg:height="0.35cm" draw:control="control73"/></text:span><text:span text:style-name="T7"> </text:span><text:span text:style-name="T7"><draw:control text:anchor-type="as-char" svg:y="-0.259cm" draw:z-index="74" draw:style-name="gr6" draw:text-style-name="P28" svg:width="0.888cm" svg:height="0.35cm" draw:control="control74"/></text:span><text:span text:style-name="T7"> </text:span><text:span text:style-name="T7"><draw:control text:anchor-type="as-char" svg:y="-0.272cm" draw:z-index="75" draw:style-name="gr6" draw:text-style-name="P29" svg:width="1.761cm" svg:height="0.35cm" draw:control="control75"/></text:span><text:span text:style-name="T7"> </text:span><text:span text:style-name="T7"><draw:control text:anchor-type="as-char" svg:y="-0.272cm" draw:z-index="76" draw:style-name="gr6" draw:text-style-name="P29" svg:width="1.761cm" svg:height="0.35cm" draw:control="control76"/></text:span><text:span text:style-name="T7"> </text:span><text:span text:style-name="T7"><draw:control text:anchor-type="as-char" svg:y="-0.272cm" draw:z-index="77" draw:style-name="gr6" draw:text-style-name="P29" svg:width="1.761cm" svg:height="0.35cm" draw:control="control77"/></text:span><text:span text:style-name="T7"> </text:span><text:span text:style-name="T7"><draw:control text:anchor-type="as-char" svg:y="-0.272cm" draw:z-index="78" draw:style-name="gr6" draw:text-style-name="P29" svg:width="1.761cm" svg:height="0.35cm" draw:control="control78"/></text:span><text:span text:style-name="T7"> <text:s/></text:span><text:span text:style-name="T7"><draw:control text:anchor-type="as-char" svg:y="-0.272cm" draw:z-index="79" draw:style-name="gr6" draw:text-style-name="P29" svg:width="1.761cm" svg:height="0.35cm" draw:control="control79"/></text:span><text:span text:style-name="T7"> <text:s text:c="5"/></text:span></text:p>
      <text:p text:style-name="P19"><text:span text:style-name="T6">Паратиреоидные лимфатические узлы</text:span><text:span text:style-name="T5">: </text:span></text:p>
      <text:p text:style-name="P20"><text:span text:style-name="T7">справа: </text:span><text:span text:style-name="T7"><draw:control text:anchor-type="as-char" svg:y="-0.272cm" draw:z-index="94" draw:style-name="gr6" draw:text-style-name="P29" svg:width="1.796cm" svg:height="0.35cm" draw:control="control94"/></text:span><text:bookmark-start text:name="ПодчелЛимфУзл5"/><text:bookmark-end text:name="ПодчелЛимфУзл5"/><text:span text:style-name="T7"> </text:span><text:span text:style-name="T7"><draw:control text:anchor-type="as-char" svg:y="-0.259cm" draw:z-index="95" draw:style-name="gr6" draw:text-style-name="P28" svg:width="0.888cm" svg:height="0.35cm" draw:control="control95"/></text:span><text:span text:style-name="T7"> </text:span><text:span text:style-name="T7"><draw:control text:anchor-type="as-char" svg:y="-0.272cm" draw:z-index="96" draw:style-name="gr6" draw:text-style-name="P29" svg:width="1.761cm" svg:height="0.35cm" draw:control="control96"/></text:span><text:span text:style-name="T7"> </text:span><text:span text:style-name="T7"><draw:control text:anchor-type="as-char" svg:y="-0.272cm" draw:z-index="97" draw:style-name="gr6" draw:text-style-name="P29" svg:width="1.761cm" svg:height="0.35cm" draw:control="control97"/></text:span><text:bookmark-start text:name="ПолеСоСписком35"/><text:bookmark-end text:name="ПолеСоСписком35"/><text:span text:style-name="T7"> </text:span><text:span text:style-name="T7"><draw:control text:anchor-type="as-char" svg:y="-0.272cm" draw:z-index="98" draw:style-name="gr6" draw:text-style-name="P29" svg:width="1.761cm" svg:height="0.35cm" draw:control="control98"/></text:span><text:bookmark-start text:name="ПодчелЛимУзлСпСтрук5"/><text:bookmark-end text:name="ПодчелЛимУзлСпСтрук5"/><text:span text:style-name="T7"> </text:span><text:span text:style-name="T7"><draw:control text:anchor-type="as-char" svg:y="-0.272cm" draw:z-index="99" draw:style-name="gr6" draw:text-style-name="P29" svg:width="1.761cm" svg:height="0.35cm" draw:control="control99"/></text:span><text:bookmark-start text:name="ПолеСоСписком25"/><text:span text:style-name="T7"> </text:span><text:bookmark-end text:name="ПолеСоСписком25"/><text:span text:style-name="T7"><text:s/></text:span><text:span text:style-name="T7"><draw:control text:anchor-type="as-char" svg:y="-0.272cm" draw:z-index="100" draw:style-name="gr6" draw:text-style-name="P29" svg:width="1.761cm" svg:height="0.35cm" draw:control="control100"/></text:span></text:p>
      <text:p text:style-name="P22"><text:bookmark-start text:name="ПодчелЛимфУзСпКров4"/><text:bookmark-end text:name="ПодчелЛимфУзСпКров4"/><text:span text:style-name="T18">слева: </text:span><text:span text:style-name="T16"><draw:control text:anchor-type="as-char" svg:y="-0.272cm" draw:z-index="87" draw:style-name="gr6" draw:text-style-name="P29" svg:width="1.796cm" svg:height="0.35cm" draw:control="control87"/></text:span><text:span text:style-name="T16"> </text:span><text:span text:style-name="T16"><draw:control text:anchor-type="as-char" svg:y="-0.259cm" draw:z-index="88" draw:style-name="gr6" draw:text-style-name="P28" svg:width="0.888cm" svg:height="0.35cm" draw:control="control88"/></text:span><text:span text:style-name="T16"> </text:span><text:span text:style-name="T16"><draw:control text:anchor-type="as-char" svg:y="-0.272cm" draw:z-index="89" draw:style-name="gr6" draw:text-style-name="P29" svg:width="1.761cm" svg:height="0.35cm" draw:control="control89"/></text:span><text:span text:style-name="T16"> </text:span><text:span text:style-name="T16"><draw:control text:anchor-type="as-char" svg:y="-0.272cm" draw:z-index="90" draw:style-name="gr6" draw:text-style-name="P29" svg:width="1.761cm" svg:height="0.35cm" draw:control="control90"/></text:span><text:span text:style-name="T16"> </text:span><text:span text:style-name="T16"><draw:control text:anchor-type="as-char" svg:y="-0.272cm" draw:z-index="91" draw:style-name="gr6" draw:text-style-name="P29" svg:width="1.761cm" svg:height="0.35cm" draw:control="control91"/></text:span><text:span text:style-name="T16"> </text:span><text:span text:style-name="T16"><draw:control text:anchor-type="as-char" svg:y="-0.272cm" draw:z-index="92" draw:style-name="gr6" draw:text-style-name="P29" svg:width="1.761cm" svg:height="0.35cm" draw:control="control92"/></text:span><text:span text:style-name="T16"> <text:s/></text:span><text:span text:style-name="T16"><draw:control text:anchor-type="as-char" svg:y="-0.272cm" draw:z-index="93" draw:style-name="gr6" draw:text-style-name="P29" svg:width="1.761cm" svg:height="0.35cm" draw:control="control93"/></text:span></text:p>
      <text:p text:style-name="P22"><text:span text:style-name="T16"/></text:p>
      <text:p text:style-name="P10"><text:span text:style-name="T15">При ЦДК кровоток</text:span>: <draw:control text:anchor-type="as-char" svg:y="-0.272cm" draw:z-index="29" draw:style-name="gr6" draw:text-style-name="P29" svg:width="2.738cm" svg:height="0.35cm" draw:control="control29"/> <draw:control text:anchor-type="as-char" svg:y="-0.259cm" draw:z-index="21" draw:style-name="gr6" draw:text-style-name="P28" svg:width="0.888cm" svg:height="0.35cm" draw:control="control21"/></text:p>
      <text:p text:style-name="P16"/>
      <text:p text:style-name="P12"><text:span text:style-name="T7"/></text:p>
      <text:p text:style-name="P12"><draw:control text:anchor-type="paragraph" draw:z-index="11" draw:style-name="gr3" draw:text-style-name="P27" svg:width="14.941cm" svg:height="0.38cm" svg:x="2.062cm" svg:y="0.035cm" draw:control="control11"/>Заключение: </text:p>
      <text:p text:style-name="P8"/>
      <text:p text:style-name="P7"><draw:control text:anchor-type="paragraph" draw:z-index="9" draw:style-name="gr4" draw:text-style-name="P26" svg:width="0.003cm" svg:height="0.003cm" svg:x="0cm" svg:y="0cm" draw:control="control9"/>Врач: <draw:control text:anchor-type="as-char" draw:z-index="12" draw:style-name="gr5" draw:text-style-name="P26" svg:width="4.67cm" svg:height="0.421cm" draw:control="control12"/></text:p>
      <text:p text:style-name="P6">Медицинский регистратор: <draw:control text:anchor-type="as-char" draw:z-index="10" draw:style-name="gr5" draw:text-style-name="P26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0:06:03.82</dc:date>
    <dc:creator>Дмитрий Деренок</dc:creator>
    <meta:editing-duration>PT15H47M02S</meta:editing-duration>
    <meta:editing-cycles>44</meta:editing-cycles>
    <meta:generator>OpenOffice.org/3.2$Win32 OpenOffice.org_project/320m12$Build-9483</meta:generator>
    <meta:document-statistic meta:table-count="1" meta:image-count="1" meta:object-count="0" meta:page-count="1" meta:paragraph-count="34" meta:word-count="86" meta:character-count="932"/>
  </office:meta>
</office:document-meta>
</file>